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Heading_20_1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erce – Product Search module</text:h>
      <text:p text:style-name="Text_20_body"/>
      <text:p text:style-name="Text_20_body">Commerce-&gt;Search: List item: Products</text:p>
      <text:p text:style-name="Text_20_body"/>
      <text:p text:style-name="P1">Filter fields:</text:p>
      <text:p text:style-name="P2">Free text</text:p>
      <text:p text:style-name="P2">Category</text:p>
      <text:p text:style-name="P2">EAN/Product No.</text:p>
      <text:p text:style-name="P2">Status</text:p>
      <text:p text:style-name="P2"/>
      <text:p text:style-name="P1">Columns:</text:p>
      <text:p text:style-name="P2">(Image)</text:p>
      <text:p text:style-name="P2">Title</text:p>
      <text:p text:style-name="P2">EAN/Product No.</text:p>
      <text:p text:style-name="P2">Status</text:p>
      <text:p text:style-name="P2">Price</text:p>
      <text:p text:style-name="P2"/>
      <text:p text:style-name="P1">Other features:</text:p>
      <text:p text:style-name="P3">Show number of records per page</text:p>
      <text:p text:style-name="P3">Paging</text:p>
      <text:p text:style-name="P3">Condensed/Extended view (adds image + subtitle, maybe: categories + select attribute values)</text:p>
      <text:p text:style-name="P3">Frontend preview (PID in Localconf, don't display if not defined)</text:p>
      <text:p text:style-name="P3">Data preview</text:p>
      <text:p text:style-name="P3">Sort by column</text:p>
      <text:p text:style-name="P3">Editview: Standard $TCA</text:p>
      <text:p text:style-name="P3"/>
      <text:h text:style-name="P4" text:outline-level="1">Commerce – Order Search module</text:h>
      <text:p text:style-name="P3">Commerce-&gt;Search: List item: Orders</text:p>
      <text:p text:style-name="P3"/>
      <text:p text:style-name="Text_20_body"/>
      <text:p text:style-name="P1">Filter fields:</text:p>
      <text:p text:style-name="P2">Ordernumber</text:p>
      <text:p text:style-name="P2">email</text:p>
      <text:p text:style-name="P2">freetext (searching name, surname)</text:p>
      <text:p text:style-name="P2"/>
      <text:p text:style-name="P2"/>
      <text:p text:style-name="P1">Columns:</text:p>
      <text:p text:style-name="P2">Basically the same as in the order display</text:p>
      <text:p text:style-name="P2"/>
      <text:p text:style-name="P1">Other features:</text:p>
      <text:p text:style-name="P3">Show number of records per page</text:p>
      <text:p text:style-name="P3">Paging</text:p>
      <text:p text:style-name="P3">Data preview</text:p>
      <text:p text:style-name="P3">Sort by column</text:p>
      <text:p text:style-name="P3">Editview: Standard $TCA</text:p>
      <text:p text:style-name="P3"/>
      <text:h text:style-name="P4" text:outline-level="1">Commerce – Customer Search module</text:h>
      <text:p text:style-name="P3">Commerce-&gt;Search: List item: Customers</text:p>
      <text:p text:style-name="P3"/>
      <text:p text:style-name="Text_20_body"/>
      <text:p text:style-name="P1">Filter fields:</text:p>
      <text:p text:style-name="P2">Free text</text:p>
      <text:p text:style-name="P2">Name</text:p>
      <text:p text:style-name="P2">Surname</text:p>
      <text:p text:style-name="P2">email</text:p>
      <text:p text:style-name="P2">zip</text:p>
      <text:p text:style-name="P2"/>
      <text:p text:style-name="P1">Columns:</text:p>
      <text:p text:style-name="P2">Name</text:p>
      <text:p text:style-name="P2">Surname</text:p>
      <text:p text:style-name="P2">email</text:p>
      <text:p text:style-name="P2">complete adress</text:p>
      <text:p text:style-name="P2">condensed mode with customer id, direct linked to teh customer edit interface</text:p>
      <text:p text:style-name="P2"/>
      <text:p text:style-name="P1">Other features:</text:p>
      <text:p text:style-name="P3">Show number of records per page</text:p>
      <text:p text:style-name="P3">Paging</text:p>
      <text:p text:style-name="P3">Data preview</text:p>
      <text:p text:style-name="P3">Sort by column</text:p>
      <text:p text:style-name="P3">condensed mode with displaying the orders of an customer, direct linkt to an order</text:p>
      <text:p text:style-name="P3">Editview: Standard $T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Thomas Lorenzen</meta:initial-creator>
    <meta:creation-date>2006-03-27T13:17:06</meta:creation-date>
    <dc:creator>Ingo Schmitt</dc:creator>
    <dc:date>2006-03-27T14:55:46</dc:date>
    <dc:language>da-DK</dc:language>
    <meta:editing-cycles>18</meta:editing-cycles>
    <meta:editing-duration>PT40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6" meta:word-count="173" meta:character-count="1117"/>
  </office:meta>
</office:document-meta>
</file>